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de5e"/>
    </style:style>
    <style:style style:name="T1" style:family="text">
      <style:text-properties officeooo:rsid="0010de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ython dreamer.py --configs defaults metaworld --device 'cuda:0' <text:s text:c="4"/>--task metaworld_drawer-open-v1 <text:s text:c="4"/>--logdir /home/mrsc/log-test/1 <text:s text:c="4"/>--seed 0 --distillation True --color_distractor True --traverse True <text:s text:c="4"/>--beta_vae_pretrain False --fine_tune False --beta_vae True <text:s text:c="4"/>--source_action_num 10 --action_num_gap 6 <text:s text:c="4"/>--method_name 'disWM' <text:s text:c="4"/>--steps 1.01e6 <text:s text:c="4"/>--pretrain_checkpoint_path /home/mrsc/codes/DisWM/checkpoints/cheetah_run/1000000 <text:s text:c="4"/>--cross_domain True <text:s text:c="4"/>--texture 'wood'</text:p>
      <text:p text:style-name="Standard"/>
      <text:p text:style-name="P1">python dreamer.py --device 'cuda:0' --task dmc2gym_walker_walk <text:s text:c="2"/><text:span text:style-name="T1">\</text:span></text:p>
      <text:p text:style-name="P1"><text:s text:c="2"/>--logdir <text:s/>/home/mrsc/log-test/1 <text:s text:c="2"/><text:span text:style-name="T1">\</text:span></text:p>
      <text:p text:style-name="P1"><text:s text:c="2"/>--pretrain_checkpoint_path /home/mrsc/codes/DisWM/checkpoints/cheetah_run/1000000 <text:s text:c="2"/><text:span text:style-name="T1">\</text:span></text:p>
      <text:p text:style-name="P1"><text:s text:c="2"/>--seed 0 --configs defaults dmc2gym --traverse True --beta_vae True <text:s text:c="2"/><text:span text:style-name="T1">\</text:span></text:p>
      <text:p text:style-name="P1"><text:s text:c="2"/>--method_name 'diswm' --cross_domain False <text:s text:c="2"/><text:span text:style-name="T1">\</text:span></text:p>
      <text:p text:style-name="P1"><text:s text:c="2"/>--distillation True --color_distractor True</text:p>
      <text:p text:style-name="Standard"/>
      <text:p text:style-name="Standard">python dreamer.py --device 'cuda:0' --task gymnasium_Pusher-v5 \</text:p>
      <text:p text:style-name="P1"><text:s text:c="4"/>--logdir /home/mrsc/log-test/1 \</text:p>
      <text:p text:style-name="P1"><text:s text:c="4"/>--pretrain_checkpoint_path /home/mrsc/codes/DisWM/checkpoints/cheetah_run/1000000 \</text:p>
      <text:p text:style-name="P1"><text:s text:c="4"/>--seed 0 --configs defaults gymnasium --traverse True --beta_vae True \</text:p>
      <text:p text:style-name="Standard"><text:s text:c="4"/>--method_name 'diswm' --cross_domain True \</text:p>
      <text:p text:style-name="Standard"><text:s text:c="4"/>--distillation True --color_distractor True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1:32:30.798319192</meta:creation-date>
    <dc:date>2025-08-14T11:41:40.385771922</dc:date>
    <meta:editing-duration>PT9M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145" meta:character-count="1206" meta:non-whitespace-character-count="1035"/>
  </office:meta>
</office:document-meta>
</file>